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rsync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S</text:p>
          </table:table-cell>
          <table:table-cell table:number-columns-repeated="2"/>
          <table:table-cell office:value-type="string" calcext:value-type="string">
            <text:p>DATA RATE (MB/s)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0:.B24])" office:value-type="float" office:value="53.0576074316667" calcext:value-type="float">
            <text:p>53.0576074316667</text:p>
          </table:table-cell>
          <table:table-cell table:number-columns-repeated="2"/>
          <table:table-cell table:formula="of:=AVERAGE([.E10:.E24])" office:value-type="float" office:value="55.9843307425523" calcext:value-type="float">
            <text:p>55.9843307425523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formula="of:=STDEV([.B10:.B24])" office:value-type="float" office:value="8.06642216584662" calcext:value-type="float">
            <text:p>8.06642216584662</text:p>
          </table:table-cell>
          <table:table-cell table:number-columns-repeated="2"/>
          <table:table-cell table:formula="of:=STDEV([.E10:.E24])" office:value-type="float" office:value="9.36134957521808" calcext:value-type="float">
            <text:p>9.3613495752180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AX([.B10:.B24])" office:value-type="float" office:value="60.568516147" calcext:value-type="float">
            <text:p>60.568516147</text:p>
          </table:table-cell>
          <table:table-cell table:number-columns-repeated="2"/>
          <table:table-cell table:formula="of:=MAX([.E10:.E24])" office:value-type="float" office:value="69.1508309072921" calcext:value-type="float">
            <text:p>69.150830907292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IN([.B10:.B24])" office:value-type="float" office:value="41.937312422" calcext:value-type="float">
            <text:p>41.937312422</text:p>
          </table:table-cell>
          <table:table-cell table:number-columns-repeated="2"/>
          <table:table-cell table:style-name="ce1" table:formula="of:=MIN([.E10:.E24])" office:value-type="float" office:value="47.8796606633336" calcext:value-type="float">
            <text:p>47.87966066333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float" office:value="199.823512442" calcext:value-type="float">
            <text:p>199.823512442</text:p>
          </table:table-cell>
          <table:table-cell table:number-columns-repeated="2"/>
          <table:table-cell table:style-name="ce2" table:formula="of:=2900/[.B9]" office:value-type="float" office:value="14.5128066490261" calcext:value-type="float">
            <text:p>14.5128066490261</text:p>
          </table:table-cell>
        </table:table-row>
        <table:table-row table:style-name="ro1">
          <table:table-cell/>
          <table:table-cell office:value-type="float" office:value="42.917655595" calcext:value-type="float">
            <text:p>42.917655595</text:p>
          </table:table-cell>
          <table:table-cell table:number-columns-repeated="2"/>
          <table:table-cell table:formula="of:=2900/[.B10]" office:value-type="float" office:value="67.5712584901272" calcext:value-type="float">
            <text:p>67.5712584901272</text:p>
          </table:table-cell>
        </table:table-row>
        <table:table-row table:style-name="ro1">
          <table:table-cell/>
          <table:table-cell office:value-type="float" office:value="42.154552945" calcext:value-type="float">
            <text:p>42.154552945</text:p>
          </table:table-cell>
          <table:table-cell table:number-columns-repeated="2"/>
          <table:table-cell table:formula="of:=2900/[.B11]" office:value-type="float" office:value="68.7944669650203" calcext:value-type="float">
            <text:p>68.7944669650203</text:p>
          </table:table-cell>
        </table:table-row>
        <table:table-row table:style-name="ro1">
          <table:table-cell/>
          <table:table-cell office:value-type="float" office:value="41.937312422" calcext:value-type="float">
            <text:p>41.937312422</text:p>
          </table:table-cell>
          <table:table-cell table:number-columns-repeated="2"/>
          <table:table-cell table:formula="of:=2900/[.B12]" office:value-type="float" office:value="69.1508309072921" calcext:value-type="float">
            <text:p>69.1508309072921</text:p>
          </table:table-cell>
        </table:table-row>
        <table:table-row table:style-name="ro1">
          <table:table-cell/>
          <table:table-cell office:value-type="float" office:value="42.269078481" calcext:value-type="float">
            <text:p>42.269078481</text:p>
          </table:table-cell>
          <table:table-cell table:number-columns-repeated="2"/>
          <table:table-cell table:formula="of:=2900/[.B13]" office:value-type="float" office:value="68.6080724779357" calcext:value-type="float">
            <text:p>68.6080724779357</text:p>
          </table:table-cell>
        </table:table-row>
        <table:table-row table:style-name="ro1">
          <table:table-cell/>
          <table:table-cell office:value-type="float" office:value="42.087049814" calcext:value-type="float">
            <text:p>42.087049814</text:p>
          </table:table-cell>
          <table:table-cell table:number-columns-repeated="2"/>
          <table:table-cell table:formula="of:=2900/[.B14]" office:value-type="float" office:value="68.9048059395062" calcext:value-type="float">
            <text:p>68.9048059395062</text:p>
          </table:table-cell>
        </table:table-row>
        <table:table-row table:style-name="ro1">
          <table:table-cell/>
          <table:table-cell office:value-type="float" office:value="53.408366211" calcext:value-type="float">
            <text:p>53.408366211</text:p>
          </table:table-cell>
          <table:table-cell table:number-columns-repeated="2"/>
          <table:table-cell table:formula="of:=2900/[.B15]" office:value-type="float" office:value="54.2986091082246" calcext:value-type="float">
            <text:p>54.2986091082246</text:p>
          </table:table-cell>
        </table:table-row>
        <table:table-row table:style-name="ro1">
          <table:table-cell/>
          <table:table-cell office:value-type="float" office:value="60.318001616" calcext:value-type="float">
            <text:p>60.318001616</text:p>
          </table:table-cell>
          <table:table-cell table:number-columns-repeated="2"/>
          <table:table-cell table:formula="of:=2900/[.B16]" office:value-type="float" office:value="48.0785159041268" calcext:value-type="float">
            <text:p>48.0785159041268</text:p>
          </table:table-cell>
        </table:table-row>
        <table:table-row table:style-name="ro1">
          <table:table-cell/>
          <table:table-cell office:value-type="float" office:value="57.885547934" calcext:value-type="float">
            <text:p>57.885547934</text:p>
          </table:table-cell>
          <table:table-cell table:number-columns-repeated="2"/>
          <table:table-cell table:formula="of:=2900/[.B17]" office:value-type="float" office:value="50.0988606570076" calcext:value-type="float">
            <text:p>50.0988606570076</text:p>
          </table:table-cell>
        </table:table-row>
        <table:table-row table:style-name="ro1">
          <table:table-cell/>
          <table:table-cell office:value-type="float" office:value="59.777547721" calcext:value-type="float">
            <text:p>59.777547721</text:p>
          </table:table-cell>
          <table:table-cell table:number-columns-repeated="2"/>
          <table:table-cell table:formula="of:=2900/[.B18]" office:value-type="float" office:value="48.5131978570814" calcext:value-type="float">
            <text:p>48.5131978570814</text:p>
          </table:table-cell>
        </table:table-row>
        <table:table-row table:style-name="ro1">
          <table:table-cell/>
          <table:table-cell office:value-type="float" office:value="57.2927087" calcext:value-type="float">
            <text:p>57.2927087</text:p>
          </table:table-cell>
          <table:table-cell table:number-columns-repeated="2"/>
          <table:table-cell table:formula="of:=2900/[.B19]" office:value-type="float" office:value="50.6172611803917" calcext:value-type="float">
            <text:p>50.6172611803917</text:p>
          </table:table-cell>
        </table:table-row>
        <table:table-row table:style-name="ro1">
          <table:table-cell/>
          <table:table-cell office:value-type="float" office:value="59.102609485" calcext:value-type="float">
            <text:p>59.102609485</text:p>
          </table:table-cell>
          <table:table-cell table:number-columns-repeated="2"/>
          <table:table-cell table:formula="of:=2900/[.B20]" office:value-type="float" office:value="49.0672074426089" calcext:value-type="float">
            <text:p>49.0672074426089</text:p>
          </table:table-cell>
        </table:table-row>
        <table:table-row table:style-name="ro1">
          <table:table-cell/>
          <table:table-cell office:value-type="float" office:value="59.166205686" calcext:value-type="float">
            <text:p>59.166205686</text:p>
          </table:table-cell>
          <table:table-cell table:number-columns-repeated="2"/>
          <table:table-cell table:formula="of:=2900/[.B21]" office:value-type="float" office:value="49.0144663896573" calcext:value-type="float">
            <text:p>49.0144663896573</text:p>
          </table:table-cell>
        </table:table-row>
        <table:table-row table:style-name="ro1">
          <table:table-cell/>
          <table:table-cell office:value-type="float" office:value="58.888463271" calcext:value-type="float">
            <text:p>58.888463271</text:p>
          </table:table-cell>
          <table:table-cell table:number-columns-repeated="2"/>
          <table:table-cell table:formula="of:=2900/[.B22]" office:value-type="float" office:value="49.2456389404225" calcext:value-type="float">
            <text:p>49.2456389404225</text:p>
          </table:table-cell>
        </table:table-row>
        <table:table-row table:style-name="ro1">
          <table:table-cell/>
          <table:table-cell office:value-type="float" office:value="58.090495447" calcext:value-type="float">
            <text:p>58.090495447</text:p>
          </table:table-cell>
          <table:table-cell table:number-columns-repeated="2"/>
          <table:table-cell table:formula="of:=2900/[.B23]" office:value-type="float" office:value="49.9221082155492" calcext:value-type="float">
            <text:p>49.9221082155492</text:p>
          </table:table-cell>
        </table:table-row>
        <table:table-row table:style-name="ro1">
          <table:table-cell/>
          <table:table-cell office:value-type="float" office:value="60.568516147" calcext:value-type="float">
            <text:p>60.568516147</text:p>
          </table:table-cell>
          <table:table-cell table:number-columns-repeated="2"/>
          <table:table-cell table:formula="of:=2900/[.B24]" office:value-type="float" office:value="47.8796606633336" calcext:value-type="float">
            <text:p>47.8796606633336</text:p>
          </table:table-cell>
        </table:table-row>
      </table:table>
      <table:table table:name="shrinkwrap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TIMES</text:p>
          </table:table-cell>
          <table:table-cell table:number-columns-repeated="7"/>
          <table:table-cell office:value-type="string" calcext:value-type="string">
            <text:p>DATA RATES (MB/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9:.B24])" office:value-type="float" office:value="27.7856291645625" calcext:value-type="float">
            <text:p>27.7856291645625</text:p>
          </table:table-cell>
          <table:table-cell table:formula="of:=AVERAGE([.C9:.C24])" office:value-type="float" office:value="23.701651220125" calcext:value-type="float">
            <text:p>23.701651220125</text:p>
          </table:table-cell>
          <table:table-cell table:formula="of:=AVERAGE([.D9:.D24])" office:value-type="float" office:value="22.996347476375" calcext:value-type="float">
            <text:p>22.996347476375</text:p>
          </table:table-cell>
          <table:table-cell table:formula="of:=AVERAGE([.E9:.E24])" office:value-type="float" office:value="22.2075986665625" calcext:value-type="float">
            <text:p>22.2075986665625</text:p>
          </table:table-cell>
          <table:table-cell table:formula="of:=AVERAGE([.F9:.F24])" office:value-type="float" office:value="24.2406179296875" calcext:value-type="float">
            <text:p>24.2406179296875</text:p>
          </table:table-cell>
          <table:table-cell table:formula="of:=AVERAGE([.G9:.G24])" office:value-type="float" office:value="23.955294649125" calcext:value-type="float">
            <text:p>23.955294649125</text:p>
          </table:table-cell>
          <table:table-cell/>
          <table:table-cell office:value-type="string" calcext:value-type="string">
            <text:p>Average</text:p>
          </table:table-cell>
          <table:table-cell table:formula="of:=AVERAGE([.J9:.J24])" office:value-type="float" office:value="65.523596103913" calcext:value-type="float">
            <text:p>65.523596103913</text:p>
          </table:table-cell>
          <table:table-cell table:formula="of:=AVERAGE([.K9:.K24])" office:value-type="float" office:value="67.5626537582413" calcext:value-type="float">
            <text:p>67.5626537582413</text:p>
          </table:table-cell>
          <table:table-cell table:formula="of:=AVERAGE([.L9:.L24])" office:value-type="float" office:value="69.6455799660869" calcext:value-type="float">
            <text:p>69.6455799660869</text:p>
          </table:table-cell>
          <table:table-cell table:formula="of:=AVERAGE([.M9:.M24])" office:value-type="float" office:value="72.4459282979531" calcext:value-type="float">
            <text:p>72.4459282979531</text:p>
          </table:table-cell>
          <table:table-cell table:formula="of:=AVERAGE([.N9:.N24])" office:value-type="float" office:value="66.087151835422" calcext:value-type="float">
            <text:p>66.087151835422</text:p>
          </table:table-cell>
          <table:table-cell table:formula="of:=AVERAGE([.O9:.O24])" office:value-type="float" office:value="66.842523785782" calcext:value-type="float">
            <text:p>66.842523785782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formula="of:=STDEV([.B9:.B24])" office:value-type="float" office:value="8.97929422765275" calcext:value-type="float">
            <text:p>8.97929422765275</text:p>
          </table:table-cell>
          <table:table-cell table:formula="of:=STDEV([.C9:.C24])" office:value-type="float" office:value="0.704511725663035" calcext:value-type="float">
            <text:p>0.704511725663035</text:p>
          </table:table-cell>
          <table:table-cell table:formula="of:=STDEV([.D9:.D24])" office:value-type="float" office:value="0.748918002062291" calcext:value-type="float">
            <text:p>0.748918002062291</text:p>
          </table:table-cell>
          <table:table-cell table:formula="of:=STDEV([.E9:.E24])" office:value-type="float" office:value="1.70070576011001" calcext:value-type="float">
            <text:p>1.70070576011001</text:p>
          </table:table-cell>
          <table:table-cell table:formula="of:=STDEV([.F9:.F24])" office:value-type="float" office:value="0.890055608400251" calcext:value-type="float">
            <text:p>0.890055608400251</text:p>
          </table:table-cell>
          <table:table-cell table:formula="of:=STDEV([.G9:.G24])" office:value-type="float" office:value="0.675472681942816" calcext:value-type="float">
            <text:p>0.675472681942816</text:p>
          </table:table-cell>
          <table:table-cell/>
          <table:table-cell office:value-type="string" calcext:value-type="string">
            <text:p>StdDev</text:p>
          </table:table-cell>
          <table:table-cell table:formula="of:=STDEV([.J9:.J24])" office:value-type="float" office:value="26.4076170144512" calcext:value-type="float">
            <text:p>26.4076170144512</text:p>
          </table:table-cell>
          <table:table-cell table:formula="of:=STDEV([.K9:.K24])" office:value-type="float" office:value="2.03964014409995" calcext:value-type="float">
            <text:p>2.03964014409995</text:p>
          </table:table-cell>
          <table:table-cell table:formula="of:=STDEV([.L9:.L24])" office:value-type="float" office:value="2.27223602594446" calcext:value-type="float">
            <text:p>2.27223602594446</text:p>
          </table:table-cell>
          <table:table-cell table:formula="of:=STDEV([.M9:.M24])" office:value-type="float" office:value="5.56147564471661" calcext:value-type="float">
            <text:p>5.56147564471661</text:p>
          </table:table-cell>
          <table:table-cell table:formula="of:=STDEV([.N9:.N24])" office:value-type="float" office:value="2.39127878752312" calcext:value-type="float">
            <text:p>2.39127878752312</text:p>
          </table:table-cell>
          <table:table-cell table:formula="of:=STDEV([.O9:.O24])" office:value-type="float" office:value="1.94728068855087" calcext:value-type="float">
            <text:p>1.9472806885508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AX([.B9:.B24])" office:value-type="float" office:value="35.680469401" calcext:value-type="float">
            <text:p>35.680469401</text:p>
          </table:table-cell>
          <table:table-cell table:formula="of:=MAX([.C9:.C24])" office:value-type="float" office:value="24.742814968" calcext:value-type="float">
            <text:p>24.742814968</text:p>
          </table:table-cell>
          <table:table-cell table:formula="of:=MAX([.D9:.D24])" office:value-type="float" office:value="24.344835065" calcext:value-type="float">
            <text:p>24.344835065</text:p>
          </table:table-cell>
          <table:table-cell table:formula="of:=MAX([.E9:.E24])" office:value-type="float" office:value="25.303267676" calcext:value-type="float">
            <text:p>25.303267676</text:p>
          </table:table-cell>
          <table:table-cell table:formula="of:=MAX([.F9:.F24])" office:value-type="float" office:value="26.295449873" calcext:value-type="float">
            <text:p>26.295449873</text:p>
          </table:table-cell>
          <table:table-cell table:formula="of:=MAX([.G9:.G24])" office:value-type="float" office:value="24.804721138" calcext:value-type="float">
            <text:p>24.804721138</text:p>
          </table:table-cell>
          <table:table-cell/>
          <table:table-cell office:value-type="string" calcext:value-type="string">
            <text:p>Min</text:p>
          </table:table-cell>
          <table:table-cell table:formula="of:=MAX([.J9:.J24])" office:value-type="float" office:value="104.638044639951" calcext:value-type="float">
            <text:p>104.638044639951</text:p>
          </table:table-cell>
          <table:table-cell table:formula="of:=MAX([.K9:.K24])" office:value-type="float" office:value="71.9468415681627" calcext:value-type="float">
            <text:p>71.9468415681627</text:p>
          </table:table-cell>
          <table:table-cell table:formula="of:=MAX([.L9:.L24])" office:value-type="float" office:value="74.0156229737233" calcext:value-type="float">
            <text:p>74.0156229737233</text:p>
          </table:table-cell>
          <table:table-cell table:formula="of:=MAX([.M9:.M24])" office:value-type="float" office:value="81.8332026931037" calcext:value-type="float">
            <text:p>81.8332026931037</text:p>
          </table:table-cell>
          <table:table-cell table:formula="of:=MAX([.N9:.N24])" office:value-type="float" office:value="69.5803399793702" calcext:value-type="float">
            <text:p>69.5803399793702</text:p>
          </table:table-cell>
          <table:table-cell table:formula="of:=MAX([.O9:.O24])" office:value-type="float" office:value="72.0330188647166" calcext:value-type="float">
            <text:p>72.0330188647166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IN([.B9:.B24])" office:value-type="float" office:value="15.29080561" calcext:value-type="float">
            <text:p>15.29080561</text:p>
          </table:table-cell>
          <table:table-cell table:formula="of:=MIN([.C9:.C24])" office:value-type="float" office:value="22.238641268" calcext:value-type="float">
            <text:p>22.238641268</text:p>
          </table:table-cell>
          <table:table-cell table:formula="of:=MIN([.D9:.D24])" office:value-type="float" office:value="21.617057801" calcext:value-type="float">
            <text:p>21.617057801</text:p>
          </table:table-cell>
          <table:table-cell table:formula="of:=MIN([.E9:.E24])" office:value-type="float" office:value="19.55196604" calcext:value-type="float">
            <text:p>19.55196604</text:p>
          </table:table-cell>
          <table:table-cell table:formula="of:=MIN([.F9:.F24])" office:value-type="float" office:value="22.995001181" calcext:value-type="float">
            <text:p>22.995001181</text:p>
          </table:table-cell>
          <table:table-cell table:formula="of:=MIN([.G9:.G24])" office:value-type="float" office:value="22.212035886" calcext:value-type="float">
            <text:p>22.212035886</text:p>
          </table:table-cell>
          <table:table-cell/>
          <table:table-cell office:value-type="string" calcext:value-type="string">
            <text:p>Max</text:p>
          </table:table-cell>
          <table:table-cell table:formula="of:=MIN([.J9:.J24])" office:value-type="float" office:value="44.8424593863431" calcext:value-type="float">
            <text:p>44.8424593863431</text:p>
          </table:table-cell>
          <table:table-cell table:formula="of:=MIN([.K9:.K24])" office:value-type="float" office:value="64.6652372443995" calcext:value-type="float">
            <text:p>64.6652372443995</text:p>
          </table:table-cell>
          <table:table-cell table:formula="of:=MIN([.L9:.L24])" office:value-type="float" office:value="65.722359413323" calcext:value-type="float">
            <text:p>65.722359413323</text:p>
          </table:table-cell>
          <table:table-cell table:formula="of:=MIN([.M9:.M24])" office:value-type="float" office:value="63.2329397328232" calcext:value-type="float">
            <text:p>63.2329397328232</text:p>
          </table:table-cell>
          <table:table-cell table:formula="of:=MIN([.N9:.N24])" office:value-type="float" office:value="60.8470289623328" calcext:value-type="float">
            <text:p>60.8470289623328</text:p>
          </table:table-cell>
          <table:table-cell table:formula="of:=MIN([.O9:.O24])" office:value-type="float" office:value="64.503849533259" calcext:value-type="float">
            <text:p>64.50384953325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alues</text:p>
          </table:table-cell>
          <table:table-cell office:value-type="float" office:value="15.551310941" calcext:value-type="float">
            <text:p>15.551310941</text:p>
          </table:table-cell>
          <table:table-cell office:value-type="float" office:value="23.024543227" calcext:value-type="float">
            <text:p>23.024543227</text:p>
          </table:table-cell>
          <table:table-cell office:value-type="float" office:value="21.617057801" calcext:value-type="float">
            <text:p>21.617057801</text:p>
          </table:table-cell>
          <table:table-cell office:value-type="float" office:value="23.595057365" calcext:value-type="float">
            <text:p>23.595057365</text:p>
          </table:table-cell>
          <table:table-cell office:value-type="float" office:value="25.217536675" calcext:value-type="float">
            <text:p>25.217536675</text:p>
          </table:table-cell>
          <table:table-cell office:value-type="float" office:value="24.52986498" calcext:value-type="float">
            <text:p>24.52986498</text:p>
          </table:table-cell>
          <table:table-cell/>
          <table:table-cell office:value-type="string" calcext:value-type="string">
            <text:p>Values</text:p>
          </table:table-cell>
          <table:table-cell table:formula="of:=1600/[.B9]" office:value-type="float" office:value="102.885216948605" calcext:value-type="float">
            <text:p>102.885216948605</text:p>
          </table:table-cell>
          <table:table-cell table:formula="of:=1600/[.C9]" office:value-type="float" office:value="69.491063697791" calcext:value-type="float">
            <text:p>69.491063697791</text:p>
          </table:table-cell>
          <table:table-cell table:formula="of:=1600/[.D9]" office:value-type="float" office:value="74.0156229737233" calcext:value-type="float">
            <text:p>74.0156229737233</text:p>
          </table:table-cell>
          <table:table-cell table:formula="of:=1600/[.E9]" office:value-type="float" office:value="67.8108120378372" calcext:value-type="float">
            <text:p>67.8108120378372</text:p>
          </table:table-cell>
          <table:table-cell table:formula="of:=1600/[.F9]" office:value-type="float" office:value="63.447910104011" calcext:value-type="float">
            <text:p>63.447910104011</text:p>
          </table:table-cell>
          <table:table-cell table:formula="of:=1600/[.G9]" office:value-type="float" office:value="65.2266125926307" calcext:value-type="float">
            <text:p>65.2266125926307</text:p>
          </table:table-cell>
        </table:table-row>
        <table:table-row table:style-name="ro1">
          <table:table-cell/>
          <table:table-cell office:value-type="float" office:value="16.141338313" calcext:value-type="float">
            <text:p>16.141338313</text:p>
          </table:table-cell>
          <table:table-cell office:value-type="float" office:value="22.238641268" calcext:value-type="float">
            <text:p>22.238641268</text:p>
          </table:table-cell>
          <table:table-cell office:value-type="float" office:value="23.122304035" calcext:value-type="float">
            <text:p>23.122304035</text:p>
          </table:table-cell>
          <table:table-cell office:value-type="float" office:value="23.163668646" calcext:value-type="float">
            <text:p>23.163668646</text:p>
          </table:table-cell>
          <table:table-cell office:value-type="float" office:value="23.646900768" calcext:value-type="float">
            <text:p>23.646900768</text:p>
          </table:table-cell>
          <table:table-cell office:value-type="float" office:value="24.114066383" calcext:value-type="float">
            <text:p>24.114066383</text:p>
          </table:table-cell>
          <table:table-cell table:number-columns-repeated="2"/>
          <table:table-cell table:formula="of:=1600/[.B10]" office:value-type="float" office:value="99.1243705431404" calcext:value-type="float">
            <text:p>99.1243705431404</text:p>
          </table:table-cell>
          <table:table-cell table:formula="of:=1600/[.C10]" office:value-type="float" office:value="71.9468415681627" calcext:value-type="float">
            <text:p>71.9468415681627</text:p>
          </table:table-cell>
          <table:table-cell table:formula="of:=1600/[.D10]" office:value-type="float" office:value="69.1972563624324" calcext:value-type="float">
            <text:p>69.1972563624324</text:p>
          </table:table-cell>
          <table:table-cell table:formula="of:=1600/[.E10]" office:value-type="float" office:value="69.0736870938747" calcext:value-type="float">
            <text:p>69.0736870938747</text:p>
          </table:table-cell>
          <table:table-cell table:formula="of:=1600/[.F10]" office:value-type="float" office:value="67.6621437920181" calcext:value-type="float">
            <text:p>67.6621437920181</text:p>
          </table:table-cell>
          <table:table-cell table:formula="of:=1600/[.G10]" office:value-type="float" office:value="66.3513143983037" calcext:value-type="float">
            <text:p>66.3513143983037</text:p>
          </table:table-cell>
        </table:table-row>
        <table:table-row table:style-name="ro1">
          <table:table-cell/>
          <table:table-cell office:value-type="float" office:value="15.29080561" calcext:value-type="float">
            <text:p>15.29080561</text:p>
          </table:table-cell>
          <table:table-cell office:value-type="float" office:value="22.639082792" calcext:value-type="float">
            <text:p>22.639082792</text:p>
          </table:table-cell>
          <table:table-cell office:value-type="float" office:value="22.121633214" calcext:value-type="float">
            <text:p>22.121633214</text:p>
          </table:table-cell>
          <table:table-cell office:value-type="float" office:value="22.791492885" calcext:value-type="float">
            <text:p>22.791492885</text:p>
          </table:table-cell>
          <table:table-cell office:value-type="float" office:value="23.916217693" calcext:value-type="float">
            <text:p>23.916217693</text:p>
          </table:table-cell>
          <table:table-cell office:value-type="float" office:value="23.289543309" calcext:value-type="float">
            <text:p>23.289543309</text:p>
          </table:table-cell>
          <table:table-cell table:number-columns-repeated="2"/>
          <table:table-cell table:formula="of:=1600/[.B11]" office:value-type="float" office:value="104.638044639951" calcext:value-type="float">
            <text:p>104.638044639951</text:p>
          </table:table-cell>
          <table:table-cell table:formula="of:=1600/[.C11]" office:value-type="float" office:value="70.6742412976816" calcext:value-type="float">
            <text:p>70.6742412976816</text:p>
          </table:table-cell>
          <table:table-cell table:formula="of:=1600/[.D11]" office:value-type="float" office:value="72.3273903206847" calcext:value-type="float">
            <text:p>72.3273903206847</text:p>
          </table:table-cell>
          <table:table-cell table:formula="of:=1600/[.E11]" office:value-type="float" office:value="70.2016321648252" calcext:value-type="float">
            <text:p>70.2016321648252</text:p>
          </table:table-cell>
          <table:table-cell table:formula="of:=1600/[.F11]" office:value-type="float" office:value="66.900210582558" calcext:value-type="float">
            <text:p>66.900210582558</text:p>
          </table:table-cell>
          <table:table-cell table:formula="of:=1600/[.G11]" office:value-type="float" office:value="68.7003595893483" calcext:value-type="float">
            <text:p>68.7003595893483</text:p>
          </table:table-cell>
        </table:table-row>
        <table:table-row table:style-name="ro1">
          <table:table-cell/>
          <table:table-cell office:value-type="float" office:value="15.556644243" calcext:value-type="float">
            <text:p>15.556644243</text:p>
          </table:table-cell>
          <table:table-cell office:value-type="float" office:value="23.097386484" calcext:value-type="float">
            <text:p>23.097386484</text:p>
          </table:table-cell>
          <table:table-cell office:value-type="float" office:value="22.912803913" calcext:value-type="float">
            <text:p>22.912803913</text:p>
          </table:table-cell>
          <table:table-cell office:value-type="float" office:value="22.632815988" calcext:value-type="float">
            <text:p>22.632815988</text:p>
          </table:table-cell>
          <table:table-cell office:value-type="float" office:value="26.295449873" calcext:value-type="float">
            <text:p>26.295449873</text:p>
          </table:table-cell>
          <table:table-cell office:value-type="float" office:value="23.90054315" calcext:value-type="float">
            <text:p>23.90054315</text:p>
          </table:table-cell>
          <table:table-cell table:number-columns-repeated="2"/>
          <table:table-cell table:formula="of:=1600/[.B12]" office:value-type="float" office:value="102.849944692921" calcext:value-type="float">
            <text:p>102.849944692921</text:p>
          </table:table-cell>
          <table:table-cell table:formula="of:=1600/[.C12]" office:value-type="float" office:value="69.2719066336077" calcext:value-type="float">
            <text:p>69.2719066336077</text:p>
          </table:table-cell>
          <table:table-cell table:formula="of:=1600/[.D12]" office:value-type="float" office:value="69.8299521121555" calcext:value-type="float">
            <text:p>69.8299521121555</text:p>
          </table:table-cell>
          <table:table-cell table:formula="of:=1600/[.E12]" office:value-type="float" office:value="70.693810299537" calcext:value-type="float">
            <text:p>70.693810299537</text:p>
          </table:table-cell>
          <table:table-cell table:formula="of:=1600/[.F12]" office:value-type="float" office:value="60.8470289623328" calcext:value-type="float">
            <text:p>60.8470289623328</text:p>
          </table:table-cell>
          <table:table-cell table:formula="of:=1600/[.G12]" office:value-type="float" office:value="66.9440853271989" calcext:value-type="float">
            <text:p>66.9440853271989</text:p>
          </table:table-cell>
        </table:table-row>
        <table:table-row table:style-name="ro1">
          <table:table-cell/>
          <table:table-cell office:value-type="float" office:value="15.511332734" calcext:value-type="float">
            <text:p>15.511332734</text:p>
          </table:table-cell>
          <table:table-cell office:value-type="float" office:value="23.832880685" calcext:value-type="float">
            <text:p>23.832880685</text:p>
          </table:table-cell>
          <table:table-cell office:value-type="float" office:value="22.862562728" calcext:value-type="float">
            <text:p>22.862562728</text:p>
          </table:table-cell>
          <table:table-cell office:value-type="float" office:value="23.076935667" calcext:value-type="float">
            <text:p>23.076935667</text:p>
          </table:table-cell>
          <table:table-cell office:value-type="float" office:value="24.437727284" calcext:value-type="float">
            <text:p>24.437727284</text:p>
          </table:table-cell>
          <table:table-cell office:value-type="float" office:value="22.212035886" calcext:value-type="float">
            <text:p>22.212035886</text:p>
          </table:table-cell>
          <table:table-cell table:number-columns-repeated="2"/>
          <table:table-cell table:formula="of:=1600/[.B13]" office:value-type="float" office:value="103.150388650544" calcext:value-type="float">
            <text:p>103.150388650544</text:p>
          </table:table-cell>
          <table:table-cell table:formula="of:=1600/[.C13]" office:value-type="float" office:value="67.134142160457" calcext:value-type="float">
            <text:p>67.134142160457</text:p>
          </table:table-cell>
          <table:table-cell table:formula="of:=1600/[.D13]" office:value-type="float" office:value="69.983405580358" calcext:value-type="float">
            <text:p>69.983405580358</text:p>
          </table:table-cell>
          <table:table-cell table:formula="of:=1600/[.E13]" office:value-type="float" office:value="69.3332955071673" calcext:value-type="float">
            <text:p>69.3332955071673</text:p>
          </table:table-cell>
          <table:table-cell table:formula="of:=1600/[.F13]" office:value-type="float" office:value="65.472536844601" calcext:value-type="float">
            <text:p>65.472536844601</text:p>
          </table:table-cell>
          <table:table-cell table:formula="of:=1600/[.G13]" office:value-type="float" office:value="72.0330188647166" calcext:value-type="float">
            <text:p>72.0330188647166</text:p>
          </table:table-cell>
        </table:table-row>
        <table:table-row table:style-name="ro1">
          <table:table-cell/>
          <table:table-cell office:value-type="float" office:value="23.270968467" calcext:value-type="float">
            <text:p>23.270968467</text:p>
          </table:table-cell>
          <table:table-cell office:value-type="float" office:value="23.230660462" calcext:value-type="float">
            <text:p>23.230660462</text:p>
          </table:table-cell>
          <table:table-cell office:value-type="float" office:value="23.166043517" calcext:value-type="float">
            <text:p>23.166043517</text:p>
          </table:table-cell>
          <table:table-cell office:value-type="float" office:value="20.97519084" calcext:value-type="float">
            <text:p>20.97519084</text:p>
          </table:table-cell>
          <table:table-cell office:value-type="float" office:value="23.934411707" calcext:value-type="float">
            <text:p>23.934411707</text:p>
          </table:table-cell>
          <table:table-cell office:value-type="float" office:value="24.804721138" calcext:value-type="float">
            <text:p>24.804721138</text:p>
          </table:table-cell>
          <table:table-cell table:number-columns-repeated="2"/>
          <table:table-cell table:formula="of:=1600/[.B14]" office:value-type="float" office:value="68.7551960834342" calcext:value-type="float">
            <text:p>68.7551960834342</text:p>
          </table:table-cell>
          <table:table-cell table:formula="of:=1600/[.C14]" office:value-type="float" office:value="68.8744946626563" calcext:value-type="float">
            <text:p>68.8744946626563</text:p>
          </table:table-cell>
          <table:table-cell table:formula="of:=1600/[.D14]" office:value-type="float" office:value="69.0666059927699" calcext:value-type="float">
            <text:p>69.0666059927699</text:p>
          </table:table-cell>
          <table:table-cell table:formula="of:=1600/[.E14]" office:value-type="float" office:value="76.2805932115181" calcext:value-type="float">
            <text:p>76.2805932115181</text:p>
          </table:table-cell>
          <table:table-cell table:formula="of:=1600/[.F14]" office:value-type="float" office:value="66.8493556301639" calcext:value-type="float">
            <text:p>66.8493556301639</text:p>
          </table:table-cell>
          <table:table-cell table:formula="of:=1600/[.G14]" office:value-type="float" office:value="64.503849533259" calcext:value-type="float">
            <text:p>64.503849533259</text:p>
          </table:table-cell>
        </table:table-row>
        <table:table-row table:style-name="ro1">
          <table:table-cell/>
          <table:table-cell office:value-type="float" office:value="30.73134599" calcext:value-type="float">
            <text:p>30.73134599</text:p>
          </table:table-cell>
          <table:table-cell office:value-type="float" office:value="24.421626998" calcext:value-type="float">
            <text:p>24.421626998</text:p>
          </table:table-cell>
          <table:table-cell office:value-type="float" office:value="23.432835558" calcext:value-type="float">
            <text:p>23.432835558</text:p>
          </table:table-cell>
          <table:table-cell office:value-type="float" office:value="20.717117286" calcext:value-type="float">
            <text:p>20.717117286</text:p>
          </table:table-cell>
          <table:table-cell office:value-type="float" office:value="23.352732893" calcext:value-type="float">
            <text:p>23.352732893</text:p>
          </table:table-cell>
          <table:table-cell office:value-type="float" office:value="23.022023657" calcext:value-type="float">
            <text:p>23.022023657</text:p>
          </table:table-cell>
          <table:table-cell table:number-columns-repeated="2"/>
          <table:table-cell table:formula="of:=1600/[.B15]" office:value-type="float" office:value="52.0641042055444" calcext:value-type="float">
            <text:p>52.0641042055444</text:p>
          </table:table-cell>
          <table:table-cell table:formula="of:=1600/[.C15]" office:value-type="float" office:value="65.5157004949355" calcext:value-type="float">
            <text:p>65.5157004949355</text:p>
          </table:table-cell>
          <table:table-cell table:formula="of:=1600/[.D15]" office:value-type="float" office:value="68.2802555431136" calcext:value-type="float">
            <text:p>68.2802555431136</text:p>
          </table:table-cell>
          <table:table-cell table:formula="of:=1600/[.E15]" office:value-type="float" office:value="77.2308221222086" calcext:value-type="float">
            <text:p>77.2308221222086</text:p>
          </table:table-cell>
          <table:table-cell table:formula="of:=1600/[.F15]" office:value-type="float" office:value="68.5144649806533" calcext:value-type="float">
            <text:p>68.5144649806533</text:p>
          </table:table-cell>
          <table:table-cell table:formula="of:=1600/[.G15]" office:value-type="float" office:value="69.4986689197285" calcext:value-type="float">
            <text:p>69.4986689197285</text:p>
          </table:table-cell>
        </table:table-row>
        <table:table-row table:style-name="ro1">
          <table:table-cell/>
          <table:table-cell office:value-type="float" office:value="35.680469401" calcext:value-type="float">
            <text:p>35.680469401</text:p>
          </table:table-cell>
          <table:table-cell office:value-type="float" office:value="23.964662134" calcext:value-type="float">
            <text:p>23.964662134</text:p>
          </table:table-cell>
          <table:table-cell office:value-type="float" office:value="22.649274711" calcext:value-type="float">
            <text:p>22.649274711</text:p>
          </table:table-cell>
          <table:table-cell office:value-type="float" office:value="20.772697094" calcext:value-type="float">
            <text:p>20.772697094</text:p>
          </table:table-cell>
          <table:table-cell office:value-type="float" office:value="24.272240561" calcext:value-type="float">
            <text:p>24.272240561</text:p>
          </table:table-cell>
          <table:table-cell office:value-type="float" office:value="23.934261118" calcext:value-type="float">
            <text:p>23.934261118</text:p>
          </table:table-cell>
          <table:table-cell table:number-columns-repeated="2"/>
          <table:table-cell table:formula="of:=1600/[.B16]" office:value-type="float" office:value="44.8424593863431" calcext:value-type="float">
            <text:p>44.8424593863431</text:p>
          </table:table-cell>
          <table:table-cell table:formula="of:=1600/[.C16]" office:value-type="float" office:value="66.7649721516412" calcext:value-type="float">
            <text:p>66.7649721516412</text:p>
          </table:table-cell>
          <table:table-cell table:formula="of:=1600/[.D16]" office:value-type="float" office:value="70.6424386836075" calcext:value-type="float">
            <text:p>70.6424386836075</text:p>
          </table:table-cell>
          <table:table-cell table:formula="of:=1600/[.E16]" office:value-type="float" office:value="77.0241819230178" calcext:value-type="float">
            <text:p>77.0241819230178</text:p>
          </table:table-cell>
          <table:table-cell table:formula="of:=1600/[.F16]" office:value-type="float" office:value="65.9189247889558" calcext:value-type="float">
            <text:p>65.9189247889558</text:p>
          </table:table-cell>
          <table:table-cell table:formula="of:=1600/[.G16]" office:value-type="float" office:value="66.8497762313082" calcext:value-type="float">
            <text:p>66.8497762313082</text:p>
          </table:table-cell>
        </table:table-row>
        <table:table-row table:style-name="ro1">
          <table:table-cell/>
          <table:table-cell office:value-type="float" office:value="33.598526124" calcext:value-type="float">
            <text:p>33.598526124</text:p>
          </table:table-cell>
          <table:table-cell office:value-type="float" office:value="23.774851275" calcext:value-type="float">
            <text:p>23.774851275</text:p>
          </table:table-cell>
          <table:table-cell office:value-type="float" office:value="22.731739316" calcext:value-type="float">
            <text:p>22.731739316</text:p>
          </table:table-cell>
          <table:table-cell office:value-type="float" office:value="19.55196604" calcext:value-type="float">
            <text:p>19.55196604</text:p>
          </table:table-cell>
          <table:table-cell office:value-type="float" office:value="24.650536946" calcext:value-type="float">
            <text:p>24.650536946</text:p>
          </table:table-cell>
          <table:table-cell office:value-type="float" office:value="24.581746714" calcext:value-type="float">
            <text:p>24.581746714</text:p>
          </table:table-cell>
          <table:table-cell table:number-columns-repeated="2"/>
          <table:table-cell table:formula="of:=1600/[.B17]" office:value-type="float" office:value="47.6211365372094" calcext:value-type="float">
            <text:p>47.6211365372094</text:p>
          </table:table-cell>
          <table:table-cell table:formula="of:=1600/[.C17]" office:value-type="float" office:value="67.2980024771995" calcext:value-type="float">
            <text:p>67.2980024771995</text:p>
          </table:table-cell>
          <table:table-cell table:formula="of:=1600/[.D17]" office:value-type="float" office:value="70.3861670133539" calcext:value-type="float">
            <text:p>70.3861670133539</text:p>
          </table:table-cell>
          <table:table-cell table:formula="of:=1600/[.E17]" office:value-type="float" office:value="81.8332026931037" calcext:value-type="float">
            <text:p>81.8332026931037</text:p>
          </table:table-cell>
          <table:table-cell table:formula="of:=1600/[.F17]" office:value-type="float" office:value="64.9073082466721" calcext:value-type="float">
            <text:p>64.9073082466721</text:p>
          </table:table-cell>
          <table:table-cell table:formula="of:=1600/[.G17]" office:value-type="float" office:value="65.0889466324521" calcext:value-type="float">
            <text:p>65.0889466324521</text:p>
          </table:table-cell>
        </table:table-row>
        <table:table-row table:style-name="ro1">
          <table:table-cell/>
          <table:table-cell office:value-type="float" office:value="33.388091241" calcext:value-type="float">
            <text:p>33.388091241</text:p>
          </table:table-cell>
          <table:table-cell office:value-type="float" office:value="24.742814968" calcext:value-type="float">
            <text:p>24.742814968</text:p>
          </table:table-cell>
          <table:table-cell office:value-type="float" office:value="21.856148584" calcext:value-type="float">
            <text:p>21.856148584</text:p>
          </table:table-cell>
          <table:table-cell office:value-type="float" office:value="20.342162578" calcext:value-type="float">
            <text:p>20.342162578</text:p>
          </table:table-cell>
          <table:table-cell office:value-type="float" office:value="25.084829483" calcext:value-type="float">
            <text:p>25.084829483</text:p>
          </table:table-cell>
          <table:table-cell office:value-type="float" office:value="24.457298767" calcext:value-type="float">
            <text:p>24.457298767</text:p>
          </table:table-cell>
          <table:table-cell table:number-columns-repeated="2"/>
          <table:table-cell table:formula="of:=1600/[.B18]" office:value-type="float" office:value="47.9212779326309" calcext:value-type="float">
            <text:p>47.9212779326309</text:p>
          </table:table-cell>
          <table:table-cell table:formula="of:=1600/[.C18]" office:value-type="float" office:value="64.6652372443995" calcext:value-type="float">
            <text:p>64.6652372443995</text:p>
          </table:table-cell>
          <table:table-cell table:formula="of:=1600/[.D18]" office:value-type="float" office:value="73.2059444897485" calcext:value-type="float">
            <text:p>73.2059444897485</text:p>
          </table:table-cell>
          <table:table-cell table:formula="of:=1600/[.E18]" office:value-type="float" office:value="78.6543708843619" calcext:value-type="float">
            <text:p>78.6543708843619</text:p>
          </table:table-cell>
          <table:table-cell table:formula="of:=1600/[.F18]" office:value-type="float" office:value="63.7835709062452" calcext:value-type="float">
            <text:p>63.7835709062452</text:p>
          </table:table-cell>
          <table:table-cell table:formula="of:=1600/[.G18]" office:value-type="float" office:value="65.4201437060934" calcext:value-type="float">
            <text:p>65.4201437060934</text:p>
          </table:table-cell>
        </table:table-row>
        <table:table-row table:style-name="ro1">
          <table:table-cell/>
          <table:table-cell office:value-type="float" office:value="34.771475154" calcext:value-type="float">
            <text:p>34.771475154</text:p>
          </table:table-cell>
          <table:table-cell office:value-type="float" office:value="23.569634877" calcext:value-type="float">
            <text:p>23.569634877</text:p>
          </table:table-cell>
          <table:table-cell office:value-type="float" office:value="23.113687067" calcext:value-type="float">
            <text:p>23.113687067</text:p>
          </table:table-cell>
          <table:table-cell office:value-type="float" office:value="20.533570862" calcext:value-type="float">
            <text:p>20.533570862</text:p>
          </table:table-cell>
          <table:table-cell office:value-type="float" office:value="23.162494531" calcext:value-type="float">
            <text:p>23.162494531</text:p>
          </table:table-cell>
          <table:table-cell office:value-type="float" office:value="23.692522506" calcext:value-type="float">
            <text:p>23.692522506</text:p>
          </table:table-cell>
          <table:table-cell table:number-columns-repeated="2"/>
          <table:table-cell table:formula="of:=1600/[.B19]" office:value-type="float" office:value="46.0147288233741" calcext:value-type="float">
            <text:p>46.0147288233741</text:p>
          </table:table-cell>
          <table:table-cell table:formula="of:=1600/[.C19]" office:value-type="float" office:value="67.8839535847596" calcext:value-type="float">
            <text:p>67.8839535847596</text:p>
          </table:table-cell>
          <table:table-cell table:formula="of:=1600/[.D19]" office:value-type="float" office:value="69.2230536548347" calcext:value-type="float">
            <text:p>69.2230536548347</text:p>
          </table:table-cell>
          <table:table-cell table:formula="of:=1600/[.E19]" office:value-type="float" office:value="77.9211765334497" calcext:value-type="float">
            <text:p>77.9211765334497</text:p>
          </table:table-cell>
          <table:table-cell table:formula="of:=1600/[.F19]" office:value-type="float" office:value="69.0771884633845" calcext:value-type="float">
            <text:p>69.0771884633845</text:p>
          </table:table-cell>
          <table:table-cell table:formula="of:=1600/[.G19]" office:value-type="float" office:value="67.5318552338532" calcext:value-type="float">
            <text:p>67.5318552338532</text:p>
          </table:table-cell>
        </table:table-row>
        <table:table-row table:style-name="ro1">
          <table:table-cell/>
          <table:table-cell office:value-type="float" office:value="34.444484966" calcext:value-type="float">
            <text:p>34.444484966</text:p>
          </table:table-cell>
          <table:table-cell office:value-type="float" office:value="24.441676307" calcext:value-type="float">
            <text:p>24.441676307</text:p>
          </table:table-cell>
          <table:table-cell office:value-type="float" office:value="24.299566182" calcext:value-type="float">
            <text:p>24.299566182</text:p>
          </table:table-cell>
          <table:table-cell office:value-type="float" office:value="20.493598752" calcext:value-type="float">
            <text:p>20.493598752</text:p>
          </table:table-cell>
          <table:table-cell office:value-type="float" office:value="23.139945899" calcext:value-type="float">
            <text:p>23.139945899</text:p>
          </table:table-cell>
          <table:table-cell office:value-type="float" office:value="24.006377269" calcext:value-type="float">
            <text:p>24.006377269</text:p>
          </table:table-cell>
          <table:table-cell table:number-columns-repeated="2"/>
          <table:table-cell table:formula="of:=1600/[.B20]" office:value-type="float" office:value="46.4515582561142" calcext:value-type="float">
            <text:p>46.4515582561142</text:p>
          </table:table-cell>
          <table:table-cell table:formula="of:=1600/[.C20]" office:value-type="float" office:value="65.4619584967569" calcext:value-type="float">
            <text:p>65.4619584967569</text:p>
          </table:table-cell>
          <table:table-cell table:formula="of:=1600/[.D20]" office:value-type="float" office:value="65.8447968995103" calcext:value-type="float">
            <text:p>65.8447968995103</text:p>
          </table:table-cell>
          <table:table-cell table:formula="of:=1600/[.E20]" office:value-type="float" office:value="78.0731593002353" calcext:value-type="float">
            <text:p>78.0731593002353</text:p>
          </table:table-cell>
          <table:table-cell table:formula="of:=1600/[.F20]" office:value-type="float" office:value="69.1445004661461" calcext:value-type="float">
            <text:p>69.1445004661461</text:p>
          </table:table-cell>
          <table:table-cell table:formula="of:=1600/[.G20]" office:value-type="float" office:value="66.6489567364301" calcext:value-type="float">
            <text:p>66.6489567364301</text:p>
          </table:table-cell>
        </table:table-row>
        <table:table-row table:style-name="ro1">
          <table:table-cell/>
          <table:table-cell office:value-type="float" office:value="35.385819936" calcext:value-type="float">
            <text:p>35.385819936</text:p>
          </table:table-cell>
          <table:table-cell office:value-type="float" office:value="23.669693913" calcext:value-type="float">
            <text:p>23.669693913</text:p>
          </table:table-cell>
          <table:table-cell office:value-type="float" office:value="23.609166396" calcext:value-type="float">
            <text:p>23.609166396</text:p>
          </table:table-cell>
          <table:table-cell office:value-type="float" office:value="23.912737621" calcext:value-type="float">
            <text:p>23.912737621</text:p>
          </table:table-cell>
          <table:table-cell office:value-type="float" office:value="24.91452902" calcext:value-type="float">
            <text:p>24.91452902</text:p>
          </table:table-cell>
          <table:table-cell office:value-type="float" office:value="24.172432015" calcext:value-type="float">
            <text:p>24.172432015</text:p>
          </table:table-cell>
          <table:table-cell table:number-columns-repeated="2"/>
          <table:table-cell table:formula="of:=1600/[.B21]" office:value-type="float" office:value="45.2158520812522" calcext:value-type="float">
            <text:p>45.2158520812522</text:p>
          </table:table-cell>
          <table:table-cell table:formula="of:=1600/[.C21]" office:value-type="float" office:value="67.596987349348" calcext:value-type="float">
            <text:p>67.596987349348</text:p>
          </table:table-cell>
          <table:table-cell table:formula="of:=1600/[.D21]" office:value-type="float" office:value="67.7702877417596" calcext:value-type="float">
            <text:p>67.7702877417596</text:p>
          </table:table-cell>
          <table:table-cell table:formula="of:=1600/[.E21]" office:value-type="float" office:value="66.9099467137084" calcext:value-type="float">
            <text:p>66.9099467137084</text:p>
          </table:table-cell>
          <table:table-cell table:formula="of:=1600/[.F21]" office:value-type="float" office:value="64.2195563366102" calcext:value-type="float">
            <text:p>64.2195563366102</text:p>
          </table:table-cell>
          <table:table-cell table:formula="of:=1600/[.G21]" office:value-type="float" office:value="66.1911055952969" calcext:value-type="float">
            <text:p>66.1911055952969</text:p>
          </table:table-cell>
        </table:table-row>
        <table:table-row table:style-name="ro1">
          <table:table-cell/>
          <table:table-cell office:value-type="float" office:value="34.558047066" calcext:value-type="float">
            <text:p>34.558047066</text:p>
          </table:table-cell>
          <table:table-cell office:value-type="float" office:value="23.993032418" calcext:value-type="float">
            <text:p>23.993032418</text:p>
          </table:table-cell>
          <table:table-cell office:value-type="float" office:value="23.254591518" calcext:value-type="float">
            <text:p>23.254591518</text:p>
          </table:table-cell>
          <table:table-cell office:value-type="float" office:value="23.537622188" calcext:value-type="float">
            <text:p>23.537622188</text:p>
          </table:table-cell>
          <table:table-cell office:value-type="float" office:value="24.468200857" calcext:value-type="float">
            <text:p>24.468200857</text:p>
          </table:table-cell>
          <table:table-cell office:value-type="float" office:value="24.350857344" calcext:value-type="float">
            <text:p>24.350857344</text:p>
          </table:table-cell>
          <table:table-cell table:number-columns-repeated="2"/>
          <table:table-cell table:formula="of:=1600/[.B22]" office:value-type="float" office:value="46.2989125787193" calcext:value-type="float">
            <text:p>46.2989125787193</text:p>
          </table:table-cell>
          <table:table-cell table:formula="of:=1600/[.C22]" office:value-type="float" office:value="66.6860266816316" calcext:value-type="float">
            <text:p>66.6860266816316</text:p>
          </table:table-cell>
          <table:table-cell table:formula="of:=1600/[.D22]" office:value-type="float" office:value="68.8036166432567" calcext:value-type="float">
            <text:p>68.8036166432567</text:p>
          </table:table-cell>
          <table:table-cell table:formula="of:=1600/[.E22]" office:value-type="float" office:value="67.9762801535541" calcext:value-type="float">
            <text:p>67.9762801535541</text:p>
          </table:table-cell>
          <table:table-cell table:formula="of:=1600/[.F22]" office:value-type="float" office:value="65.3909950041244" calcext:value-type="float">
            <text:p>65.3909950041244</text:p>
          </table:table-cell>
          <table:table-cell table:formula="of:=1600/[.G22]" office:value-type="float" office:value="65.706105431817" calcext:value-type="float">
            <text:p>65.706105431817</text:p>
          </table:table-cell>
        </table:table-row>
        <table:table-row table:style-name="ro1">
          <table:table-cell/>
          <table:table-cell office:value-type="float" office:value="35.024261152" calcext:value-type="float">
            <text:p>35.024261152</text:p>
          </table:table-cell>
          <table:table-cell office:value-type="float" office:value="24.500641141" calcext:value-type="float">
            <text:p>24.500641141</text:p>
          </table:table-cell>
          <table:table-cell office:value-type="float" office:value="22.847310017" calcext:value-type="float">
            <text:p>22.847310017</text:p>
          </table:table-cell>
          <table:table-cell office:value-type="float" office:value="25.303267676" calcext:value-type="float">
            <text:p>25.303267676</text:p>
          </table:table-cell>
          <table:table-cell office:value-type="float" office:value="22.995001181" calcext:value-type="float">
            <text:p>22.995001181</text:p>
          </table:table-cell>
          <table:table-cell office:value-type="float" office:value="23.637051537" calcext:value-type="float">
            <text:p>23.637051537</text:p>
          </table:table-cell>
          <table:table-cell table:number-columns-repeated="2"/>
          <table:table-cell table:formula="of:=1600/[.B23]" office:value-type="float" office:value="45.6826196291834" calcext:value-type="float">
            <text:p>45.6826196291834</text:p>
          </table:table-cell>
          <table:table-cell table:formula="of:=1600/[.C23]" office:value-type="float" office:value="65.3044134964501" calcext:value-type="float">
            <text:p>65.3044134964501</text:p>
          </table:table-cell>
          <table:table-cell table:formula="of:=1600/[.D23]" office:value-type="float" office:value="70.0301260327578" calcext:value-type="float">
            <text:p>70.0301260327578</text:p>
          </table:table-cell>
          <table:table-cell table:formula="of:=1600/[.E23]" office:value-type="float" office:value="63.2329397328232" calcext:value-type="float">
            <text:p>63.2329397328232</text:p>
          </table:table-cell>
          <table:table-cell table:formula="of:=1600/[.F23]" office:value-type="float" office:value="69.5803399793702" calcext:value-type="float">
            <text:p>69.5803399793702</text:p>
          </table:table-cell>
          <table:table-cell table:formula="of:=1600/[.G23]" office:value-type="float" office:value="67.6903376673464" calcext:value-type="float">
            <text:p>67.6903376673464</text:p>
          </table:table-cell>
        </table:table-row>
        <table:table-row table:style-name="ro1">
          <table:table-cell/>
          <table:table-cell office:value-type="float" office:value="35.665145295" calcext:value-type="float">
            <text:p>35.665145295</text:p>
          </table:table-cell>
          <table:table-cell office:value-type="float" office:value="24.084590573" calcext:value-type="float">
            <text:p>24.084590573</text:p>
          </table:table-cell>
          <table:table-cell office:value-type="float" office:value="24.344835065" calcext:value-type="float">
            <text:p>24.344835065</text:p>
          </table:table-cell>
          <table:table-cell office:value-type="float" office:value="23.921677177" calcext:value-type="float">
            <text:p>23.921677177</text:p>
          </table:table-cell>
          <table:table-cell office:value-type="float" office:value="24.361131504" calcext:value-type="float">
            <text:p>24.361131504</text:p>
          </table:table-cell>
          <table:table-cell office:value-type="float" office:value="24.579368613" calcext:value-type="float">
            <text:p>24.579368613</text:p>
          </table:table-cell>
          <table:table-cell table:number-columns-repeated="2"/>
          <table:table-cell table:formula="of:=1600/[.B24]" office:value-type="float" office:value="44.8617266736415" calcext:value-type="float">
            <text:p>44.8617266736415</text:p>
          </table:table-cell>
          <table:table-cell table:formula="of:=1600/[.C24]" office:value-type="float" office:value="66.4325181343825" calcext:value-type="float">
            <text:p>66.4325181343825</text:p>
          </table:table-cell>
          <table:table-cell table:formula="of:=1600/[.D24]" office:value-type="float" office:value="65.722359413323" calcext:value-type="float">
            <text:p>65.722359413323</text:p>
          </table:table-cell>
          <table:table-cell table:formula="of:=1600/[.E24]" office:value-type="float" office:value="66.8849423960271" calcext:value-type="float">
            <text:p>66.8849423960271</text:p>
          </table:table-cell>
          <table:table-cell table:formula="of:=1600/[.F24]" office:value-type="float" office:value="65.6783942789064" calcext:value-type="float">
            <text:p>65.6783942789064</text:p>
          </table:table-cell>
          <table:table-cell table:formula="of:=1600/[.G24]" office:value-type="float" office:value="65.0952441127297" calcext:value-type="float">
            <text:p>65.09524411272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4">00/00/0000</text:date>, <text:time style:data-style-name="N2" text:time-value="17:45:29.537699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21:28:36.944496052</meta:creation-date>
    <dc:date>2018-08-14T18:53:30.324862979</dc:date>
    <meta:editing-duration>PT1H47M46S</meta:editing-duration>
    <meta:editing-cycles>15</meta:editing-cycles>
    <meta:generator>LibreOffice/5.3.6.1$Linux_X86_64 LibreOffice_project/30$Build-1</meta:generator>
    <meta:document-statistic meta:table-count="2" meta:cell-count="312" meta:object-count="0"/>
  </office:meta>
</office:document-meta>
</file>